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 Mono" fo:font-size="8pt" fo:letter-spacing="normal" fo:font-style="normal" style:text-underline-style="none" fo:font-weight="bold" style:font-name-asian="Roboto Mono" style:font-size-asian="8pt" style:font-style-asian="normal" style:font-weight-asian="bold" style:font-name-complex="Roboto Mono" style:font-size-complex="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 Mono" fo:font-size="8pt" fo:letter-spacing="normal" fo:font-style="italic" style:text-underline-style="none" fo:font-weight="normal" style:font-name-asian="Roboto Mono" style:font-size-asian="8pt" style:font-style-asian="italic" style:font-weight-asian="normal" style:font-name-complex="Roboto Mono" style:font-size-complex="8pt" style:font-style-complex="italic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Mono" fo:font-size="8pt" fo:letter-spacing="normal" fo:font-style="normal" style:text-underline-style="none" fo:font-weight="normal" style:font-name-asian="Roboto Mono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 Mono" fo:font-size="8pt" fo:letter-spacing="normal" fo:font-style="normal" style:text-underline-style="none" fo:font-weight="bold" style:font-name-asian="Roboto Mono" style:font-size-asian="8pt" style:font-style-asian="normal" style:font-weight-asian="bold" style:font-name-complex="Roboto Mono" style:font-size-complex="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 Mono" fo:font-size="6pt" fo:letter-spacing="normal" fo:font-style="normal" style:text-underline-style="none" fo:font-weight="bold" style:font-name-asian="Roboto Mono" style:font-size-asian="6pt" style:font-style-asian="normal" style:font-weight-asian="bold" style:font-name-complex="Roboto Mono" style:font-size-complex="6pt" style:font-style-complex="normal" style:font-weight-complex="bold"/>
    </style:style>
    <style:style style:name="T6" style:family="text">
      <style:text-properties fo:font-variant="normal" fo:text-transform="none" fo:color="#93c47d" style:text-line-through-style="none" style:text-line-through-type="none" style:text-position="0% 100%" style:font-name="Roboto Mono" fo:font-size="6pt" fo:letter-spacing="normal" fo:font-style="normal" style:text-underline-style="none" fo:font-weight="bold" style:font-name-asian="Roboto Mono" style:font-size-asian="6pt" style:font-style-asian="normal" style:font-weight-asian="bold" style:font-name-complex="Roboto Mono" style:font-size-complex="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54;p13" draw:style-name="gr1" draw:text-style-name="P3" draw:layer="layout" svg:width="12.699cm" svg:height="14.287cm" svg:x="0cm" svg:y="0cm">
          <text:p text:style-name="P1"><text:span text:style-name="T1">tmux-2.9a (e.g. in Ubuntu 19.10) <text:s text:c="37"/>::</text:span></text:p>
          <text:p text:style-name="P1"><text:span text:style-name="T2">Prefix</text:span><text:span text:style-name="T3"> appearing below is </text:span><text:span text:style-name="T4">Control-b</text:span><text:span text:style-name="T3"> by default.</text:span></text:p>
          <text:p text:style-name="P1"><text:span text:style-name="T3">Customization on the right of this doc adds </text:span><text:span text:style-name="T4">Control-a</text:span><text:span text:style-name="T3"> as </text:span><text:span text:style-name="T2">Prefix</text:span><text:span text:style-name="T3"> too.</text:span></text:p>
          <text:p text:style-name="P1"><text:span text:style-name="T4"/></text:p>
          <text:p text:style-name="P1"><text:span text:style-name="T4">Sessions</text:span></text:p>
          <text:p text:style-name="P1"><text:span text:style-name="T3">tmux <text:s/># start a new session (default session names are 0,1,2,..)</text:span></text:p>
          <text:p text:style-name="P1"><text:span text:style-name="T3">tmux new –s &lt;name&gt; <text:s/># specify name ("-s" for "specify")</text:span></text:p>
          <text:p text:style-name="P1"><text:span text:style-name="T2">Prefix</text:span><text:span text:style-name="T3"> d <text:s/># detach session (from within tmux session)</text:span></text:p>
          <text:p text:style-name="P1"><text:span text:style-name="T3">tmux ls <text:s/># list sessions</text:span></text:p>
          <text:p text:style-name="P1"><text:span text:style-name="T3">tmux attach -t &lt;name&gt; <text:s/># attach session ("-t" for "target")</text:span></text:p>
          <text:p text:style-name="P1"><text:span text:style-name="T3">tmux rename -t &lt;oldname&gt; &lt;newname&gt; <text:s/># rename session</text:span></text:p>
          <text:p text:style-name="P1"><text:span text:style-name="T3">tmux kill-session -t &lt;name&gt;</text:span></text:p>
          <text:p text:style-name="P1"><text:span text:style-name="T4"/></text:p>
          <text:p text:style-name="P1"><text:span text:style-name="T4">Windows (Tabs)</text:span></text:p>
          <text:p text:style-name="P1"><text:span text:style-name="T3"># Mouse for window selection can be enabled (see the Customization)</text:span></text:p>
          <text:p text:style-name="P1"><text:span text:style-name="T2">Prefix </text:span><text:span text:style-name="T3">c <text:s/># create a new window</text:span></text:p>
          <text:p text:style-name="P1"><text:span text:style-name="T2">Prefix lsw</text:span><text:span text:style-name="T3"> <text:s/># list windows</text:span></text:p>
          <text:p text:style-name="P1"><text:span text:style-name="T2">Prefix</text:span><text:span text:style-name="T3"> &lt;name&gt; <text:s/># select window (default names are 0,1,2,..)</text:span></text:p>
          <text:p text:style-name="P1"><text:span text:style-name="T4"/></text:p>
          <text:p text:style-name="P1"><text:span text:style-name="T4">Panes</text:span></text:p>
          <text:p text:style-name="P1"><text:span text:style-name="T3"># Mouse for pane selection can be enabled (see the Customization)</text:span></text:p>
          <text:p text:style-name="P1"><text:span text:style-name="T2">Prefix</text:span><text:span text:style-name="T3"> " <text:s/># split vertically (default keybind)</text:span></text:p>
          <text:p text:style-name="P1"><text:span text:style-name="T2">Prefix</text:span><text:span text:style-name="T3"> - <text:s/># split vertically (with the Customization)</text:span></text:p>
          <text:p text:style-name="P1"><text:span text:style-name="T2">Prefix</text:span><text:span text:style-name="T3"> % <text:s/># split horizontally (default keybind)</text:span></text:p>
          <text:p text:style-name="P1"><text:span text:style-name="T2">Prefix</text:span><text:span text:style-name="T3"> | <text:s/># split horizontally (with the Customization)</text:span></text:p>
          <text:p text:style-name="P1"><text:span text:style-name="T2">Prefix</text:span><text:span text:style-name="T3"> \ <text:s/># split horizontally (with the Customization)</text:span></text:p>
          <text:p text:style-name="P1"><text:span text:style-name="T2">Prefix </text:span><text:span text:style-name="T3">&lt;arrow_key&gt; <text:s/># move pane focus</text:span></text:p>
          <text:p text:style-name="P1"><text:span text:style-name="T2">Prefix </text:span><text:span text:style-name="T3">Control-&lt;arrow_key&gt; <text:s/># resize pane</text:span></text:p>
          <text:p text:style-name="P1"><text:span text:style-name="T2">Prefix</text:span><text:span text:style-name="T3"> z <text:s/># toggle fullsize window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2"><text:span text:style-name="T4">Misc</text:span></text:p>
          <text:p text:style-name="P2"><text:span text:style-name="T3">Control-l clears the window (like clear command, not tmux's featur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3" draw:layer="layout" svg:width="12.699cm" svg:height="14.287cm" svg:x="12.7cm" svg:y="0cm">
          <text:p text:style-name="P4"><text:span text:style-name="T1">:: <text:s text:c="32"/>tmux onepager 20200125a (MIT license)</text:span></text:p>
          <text:p text:style-name="P1"><text:span text:style-name="T4">Customization</text:span></text:p>
          <text:p text:style-name="P1"><text:span text:style-name="T3"># This is ~/.tmux.conf which tmux loads upon start.</text:span></text:p>
          <text:p text:style-name="P1"><text:span text:style-name="T3"># To manually load this, run [[tmux source-file ~/.tmux.conf]]</text:span></text:p>
          <text:p text:style-name="P1"><text:span text:style-name="T3"># To run a tmux command on prompt, do e.g. [[tmux set -g mouse on]]</text:span></text:p>
          <text:p text:style-name="P1"><text:span text:style-name="T3"/></text:p>
          <text:p text:style-name="P1"><text:span text:style-name="T3">set –g default-command “exec /usr/bin/fish”</text:span></text:p>
          <text:p text:style-name="P1"><text:span text:style-name="T3"/></text:p>
          <text:p text:style-name="P1"><text:span text:style-name="T3"># Use mouse to resize panes, click on status bar, etc</text:span></text:p>
          <text:p text:style-name="P1"><text:span text:style-name="T3">set –g mouse on</text:span></text:p>
          <text:p text:style-name="P1"><text:span text:style-name="T3"/></text:p>
          <text:p text:style-name="P1"><text:span text:style-name="T3"># Use Control-a as prefix (in addition to the default C-b)</text:span></text:p>
          <text:p text:style-name="P1"><text:span text:style-name="T3">set –g prefix C-a</text:span></text:p>
          <text:p text:style-name="P1"><text:span text:style-name="T3">bind C-a send-prefix</text:span></text:p>
          <text:p text:style-name="P1"><text:span text:style-name="T3"/></text:p>
          <text:p text:style-name="P1"><text:span text:style-name="T3"># Use – for vertical split (in addition to the default ")</text:span></text:p>
          <text:p text:style-name="P1"><text:span text:style-name="T3">bind – split-window –v</text:span></text:p>
          <text:p text:style-name="P1"><text:span text:style-name="T3"/></text:p>
          <text:p text:style-name="P1"><text:span text:style-name="T3"># Use | for horizontal split (in addition to the default %)</text:span></text:p>
          <text:p text:style-name="P1"><text:span text:style-name="T3"># Also use \ to avoid Shift-key (depends on keyboard layout)</text:span></text:p>
          <text:p text:style-name="P1"><text:span text:style-name="T3">bind | split-window –h</text:span></text:p>
          <text:p text:style-name="P1"><text:span text:style-name="T3">bind \ split-window –h</text:span></text:p>
          <text:p text:style-name="P2"><text:span text:style-name="T4"/></text:p>
          <text:p text:style-name="P2"><text:span text:style-name="T4">Check key bindings</text:span></text:p>
          <text:p text:style-name="P1"><text:span text:style-name="T3">tmux list-keys | less</text:span></text:p>
          <text:p text:style-name="P2"><text:span text:style-name="T3"># less' keybinds: </text:span><text:span text:style-name="T4">-S</text:span><text:span text:style-name="T3"> toggle line-wrap, </text:span><text:span text:style-name="T4">/</text:span><text:span text:style-name="T3"> search (</text:span><text:span text:style-name="T4">n</text:span><text:span text:style-name="T3"> next, </text:span><text:span text:style-name="T4">p</text:span><text:span text:style-name="T3"> prev)</text:span></text:p>
          <text:p text:style-name="P2"><text:span text:style-name="T3"># The output should show lines starting with </text:span><text:span text:style-name="T4">bind-key</text:span><text:span text:style-name="T3"> (see below).</text:span></text:p>
          <text:p text:style-name="P2"><text:span text:style-name="T3"># "-T copy-mode", "-T prefix", and "-T root" indicate tmux's mode.</text:span></text:p>
          <text:p text:style-name="P2"><text:span text:style-name="T3"># For example, the line with "-T prefix" below indicates Control-a is</text:span></text:p>
          <text:p text:style-name="P2"><text:span text:style-name="T3"># mapped to send-prefix. The bottom 2 lines indicate that mouse is on.</text:span></text:p>
          <text:p text:style-name="P2"><text:span text:style-name="T3">bind-key -T copy-mode C-space send-keys -X begin-selection</text:span></text:p>
          <text:p text:style-name="P2"><text:span text:style-name="T3">bind-key -T prefix <text:s text:c="3"/>C-a <text:s text:c="4"/>send-prefix</text:span></text:p>
          <text:p text:style-name="P2"><text:span text:style-name="T3">bind-key -T root MouseDown1Pane <text:s text:c="2"/>select-pane -t = ; send-keys -M</text:span></text:p>
          <text:p text:style-name="P2"><text:span text:style-name="T3">bind-key -T root MouseDown1Status select-window -t =</text:span></text:p>
          <text:p text:style-name="P2"><text:span text:style-name="T3"/></text:p>
          <text:p text:style-name="P2"><text:span text:style-name="T3"/></text:p>
          <text:p text:style-name="P2"><text:span text:style-name="T5"><text:s text:c="57"/></text:span><text:span text:style-name="T6">https://github.com/iphys/tmux-onep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49;p1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"/>
    <meta:generator>LibreOfficeDev/6.0.5.2$Linux_X86_64 LibreOffice_project/</meta:generator>
  </office:meta>
</office:document-meta>
</file>